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9549in" table:align="left"/>
    </style:style>
    <style:style style:name="Table1.A" style:family="table-column">
      <style:table-column-properties style:column-width="2.5326in"/>
    </style:style>
    <style:style style:name="Table1.B" style:family="table-column">
      <style:table-column-properties style:column-width="1.2306in"/>
    </style:style>
    <style:style style:name="Table1.C" style:family="table-column">
      <style:table-column-properties style:column-width="1.1917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3">
      <style:text-properties fo:font-weight="bold"/>
    </style:style>
    <style:style style:name="P2" style:family="paragraph" style:parent-style-name="Heading_20_4">
      <style:text-properties fo:font-weight="bold"/>
    </style:style>
    <style:style style:name="P3" style:family="paragraph" style:parent-style-name="Text_20_body">
      <style:paragraph-properties fo:margin-left="0in" fo:margin-right="0in" fo:text-indent="0in" style:auto-text-indent="false"/>
    </style:style>
    <style:style style:name="P4" style:family="paragraph" style:parent-style-name="Table_20_Contents">
      <style:text-properties fo:font-weight="bold"/>
    </style:style>
    <style:style style:name="P5" style:family="paragraph" style:parent-style-name="Heading_20_5">
      <style:text-properties fo:font-weight="bold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fo:font-weight="bold"/>
    </style:style>
    <style:style style:name="P8" style:family="paragraph" style:parent-style-name="Text_20_body" style:list-style-name="L1">
      <style:paragraph-properties fo:margin-left="0in" fo:margin-right="0in" fo:text-indent="0in" style:auto-text-indent="false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text-properties fo:font-weight="bold"/>
    </style:style>
    <style:style style:name="P11" style:family="paragraph" style:parent-style-name="Text_20_body" style:list-style-name="L2">
      <style:paragraph-properties fo:margin-left="0in" fo:margin-right="0in" fo:text-indent="0in" style:auto-text-indent="false"/>
    </style:style>
    <style:style style:name="P12" style:family="paragraph" style:parent-style-name="Text_20_body" style:list-style-name="L3"/>
    <style:style style:name="P13" style:family="paragraph" style:parent-style-name="Text_20_body" style:list-style-name="L3">
      <style:text-properties fo:font-weight="bold"/>
    </style:style>
    <style:style style:name="P14" style:family="paragraph" style:parent-style-name="Text_20_body" style:list-style-name="L4"/>
    <style:style style:name="P15" style:family="paragraph" style:parent-style-name="Text_20_body" style:list-style-name="L4">
      <style:text-properties fo:font-weight="bold"/>
    </style:style>
    <style:style style:name="P16" style:family="paragraph" style:parent-style-name="Text_20_body" style:list-style-name="L4">
      <style:paragraph-properties fo:margin-left="0in" fo:margin-right="0in" fo:text-indent="0in" style:auto-text-indent="false"/>
    </style:style>
    <style:style style:name="P17" style:family="paragraph" style:parent-style-name="Text_20_body" style:list-style-name="L5"/>
    <style:style style:name="T1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Project Plan</text:h>
      <text:p text:style-name="Text_20_body">This section outlines the detailed plan for executing the data mining project, translating the business and data mining goals into a structured, time-bound, and resourced-based work breakdown. The plan is organized into four distinct phases that align with the CRISP-DM methodology.</text:p>
      <text:h text:style-name="P2" text:outline-level="4">1.5.1. Executive Summary &amp; High-Level Timeline</text:h>
      <text:p text:style-name="P3">The primary goal is to deliver an automated topic-classification pipeline for judicial judgments using supervised Natural Language Processing (NLP). The solution must meet the defined success criteria, including achieving a target accuracy of ≥86%, reducing manual review time, and securing positive stakeholder feedback. The project is structured across four phases, with a focus on iterative development to manage key constraints such as data availability and computational resources.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Contents">Phase</text:p>
            </table:table-cell>
            <table:table-cell table:style-name="Table1.A1" office:value-type="string">
              <text:p text:style-name="Table_20_Contents">Dates (2025)</text:p>
            </table:table-cell>
            <table:table-cell table:style-name="Table1.A1" office:value-type="string">
              <text:p text:style-name="Table_20_Contents">Duration (Days)</text:p>
            </table:table-cell>
          </table:table-row>
        </table:table-header-rows>
        <table:table-row>
          <table:table-cell table:style-name="Table1.A1" office:value-type="string">
            <text:p text:style-name="P4">1. Business &amp; Data Understanding</text:p>
          </table:table-cell>
          <table:table-cell table:style-name="Table1.A1" office:value-type="string">
            <text:p text:style-name="Table_20_Contents">11 Aug – 14 Aug</text:p>
          </table:table-cell>
          <table:table-cell table:style-name="Table1.A1" office:value-type="string">
            <text:p text:style-name="Table_20_Contents">4</text:p>
          </table:table-cell>
        </table:table-row>
        <table:table-row>
          <table:table-cell table:style-name="Table1.A1" office:value-type="string">
            <text:p text:style-name="P4">2. Data Preparation</text:p>
          </table:table-cell>
          <table:table-cell table:style-name="Table1.A1" office:value-type="string">
            <text:p text:style-name="Table_20_Contents">15 Aug – 19 Aug</text:p>
          </table:table-cell>
          <table:table-cell table:style-name="Table1.A1" office:value-type="string">
            <text:p text:style-name="Table_20_Contents">5</text:p>
          </table:table-cell>
        </table:table-row>
        <table:table-row>
          <table:table-cell table:style-name="Table1.A1" office:value-type="string">
            <text:p text:style-name="P4">3. Modelling (with iterations)</text:p>
          </table:table-cell>
          <table:table-cell table:style-name="Table1.A1" office:value-type="string">
            <text:p text:style-name="Table_20_Contents">20 Aug – 24 Aug</text:p>
          </table:table-cell>
          <table:table-cell table:style-name="Table1.A1" office:value-type="string">
            <text:p text:style-name="Table_20_Contents">5</text:p>
          </table:table-cell>
        </table:table-row>
        <table:table-row>
          <table:table-cell table:style-name="Table1.A1" office:value-type="string">
            <text:p text:style-name="P4">4. Evaluation &amp; Deployment Plan</text:p>
          </table:table-cell>
          <table:table-cell table:style-name="Table1.A1" office:value-type="string">
            <text:p text:style-name="Table_20_Contents">25 Aug – 29 Aug</text:p>
          </table:table-cell>
          <table:table-cell table:style-name="Table1.A1" office:value-type="string">
            <text:p text:style-name="Table_20_Contents">5</text:p>
          </table:table-cell>
        </table:table-row>
      </table:table>
      <text:h text:style-name="P2" text:outline-level="4">1.5.2. Phase-by-Phase Plan</text:h>
      <text:h text:style-name="P5" text:outline-level="5">Phase 1: Business &amp; Data Understanding (11–14 Aug)</text:h>
      <text:list text:style-name="L1">
        <text:list-item>
          <text:p text:style-name="P6"><text:span text:style-name="T1">Goal:</text:span> To finalize project scope, confirm requirements with stakeholders, and secure initial data access.</text:p>
        </text:list-item>
        <text:list-item>
          <text:p text:style-name="P7">Tasks:</text:p>
          <text:list>
            <text:list-item>
              <text:p text:style-name="P6"><text:span text:style-name="T1">Day 1 (11 Aug):</text:span> Project kickoff and stakeholder interviews to define topic categories, acceptable error rates, and key performance indicators (KPIs).</text:p>
            </text:list-item>
            <text:list-item>
              <text:p text:style-name="P6"><text:span text:style-name="T1">Day 2 (12 Aug):</text:span> Document requirements and formalize acceptance criteria.</text:p>
            </text:list-item>
            <text:list-item>
              <text:p text:style-name="P8"><text:span text:style-name="T1">Day 3 (13 Aug):</text:span> Identify data sources (e.g., court repositories) and request access to extract an initial data sample (≈ 10-50 judgments per category).</text:p>
            </text:list-item>
            <text:list-item>
              <text:p text:style-name="P6"><text:span text:style-name="T1">Day 4 (14 Aug):</text:span> Conduct a quick quality assessment of the data sample (e.g., OCR quality, class imbalance) and finalize the data annotation plan.</text:p>
            </text:list-item>
          </text:list>
        </text:list-item>
        <text:list-item>
          <text:p text:style-name="P6"><text:span text:style-name="T1">Resources:</text:span> Project lead, data scientist, legal subject matter expert (SME), and a data engineer.</text:p>
        </text:list-item>
        <text:list-item>
          <text:p text:style-name="P6"><text:span text:style-name="T1">Dependencies:</text:span> Timely approval for data access is a <text:span text:style-name="T1">critical path item</text:span>. Delays here will directly impact subsequent phases.</text:p>
        </text:list-item>
      </text:list>
      <text:h text:style-name="P5" text:outline-level="5">Phase 2: Data Preparation (15–19 Aug)</text:h>
      <text:list text:style-name="L2">
        <text:list-item>
          <text:p text:style-name="P9"><text:span text:style-name="T1">Goal:</text:span> To create a clean, annotated, and version-controlled dataset ready for modeling.</text:p>
        </text:list-item>
        <text:list-item>
          <text:p text:style-name="P10">Tasks:</text:p>
          <text:list>
            <text:list-item>
              <text:p text:style-name="P9"><text:span text:style-name="T1">Day 5 (15 Aug):</text:span> Set up the annotation tool (e.g., Label Studio) and train labelers on the established guidelines.</text:p>
            </text:list-item>
            <text:list-item>
              <text:p text:style-name="P11"><text:soft-page-break/><text:span text:style-name="T1">Day 6-7 (16-17 Aug):</text:span> Annotate a small seed dataset (≈ 200-300 judgments) and perform an inter-rater reliability check to ensure consistency.</text:p>
            </text:list-item>
            <text:list-item>
              <text:p text:style-name="P9"><text:span text:style-name="T1">Day 8 (18 Aug):</text:span> Perform preprocessing steps including OCR cleanup, normalization, and initial feature extraction (e.g., TF-IDF).</text:p>
            </text:list-item>
            <text:list-item>
              <text:p text:style-name="P9"><text:span text:style-name="T1">Day 9 (19 Aug):</text:span> Create a stratified train, validation, and test split, and version the final dataset.</text:p>
            </text:list-item>
          </text:list>
        </text:list-item>
        <text:list-item>
          <text:p text:style-name="P9"><text:span text:style-name="T1">Resources:</text:span> Data engineer, 1-2 labelers, and a legal SME for quality assurance.</text:p>
        </text:list-item>
        <text:list-item>
          <text:p text:style-name="P9"><text:span text:style-name="T1">Dependencies:</text:span> This phase is entirely dependent on the successful completion of data extraction in Phase 1.</text:p>
        </text:list-item>
      </text:list>
      <text:h text:style-name="P5" text:outline-level="5">Phase 3: Modelling &amp; Iterations (20–24 Aug)</text:h>
      <text:list text:style-name="L3">
        <text:list-item>
          <text:p text:style-name="P12"><text:span text:style-name="T1">Goal:</text:span> To develop and tune a robust classification model that meets the performance criteria. This phase is designed to be <text:span text:style-name="T1">iterative</text:span>.</text:p>
        </text:list-item>
        <text:list-item>
          <text:p text:style-name="P13">Tasks:</text:p>
          <text:list>
            <text:list-item>
              <text:p text:style-name="P12"><text:span text:style-name="T1">Day 10 (20 Aug):</text:span> Establish a baseline model using a simple approach (e.g., TF-IDF with SVM or Logistic Regression) and evaluate its performance.</text:p>
            </text:list-item>
            <text:list-item>
              <text:p text:style-name="P12"><text:span text:style-name="T1">Day 11-12 (21-22 Aug):</text:span> Develop and train an advanced model, such as a fine-tuned transformer (e.g., BERT), and perform hyperparameter tuning.</text:p>
            </text:list-item>
            <text:list-item>
              <text:p text:style-name="P12"><text:span text:style-name="T1">Day 13-14 (23-24 Aug):</text:span> Conduct <text:span text:style-name="T1">two planned iterations</text:span> to refine the model. This includes addressing identified weaknesses (e.g., through data augmentation, class weighting) and selecting the final model.</text:p>
            </text:list-item>
          </text:list>
        </text:list-item>
        <text:list-item>
          <text:p text:style-name="P12"><text:span text:style-name="T1">Resources:</text:span> ML engineer, data scientist, and a GPU-enabled cloud environment (e.g., Google Colab).</text:p>
        </text:list-item>
        <text:list-item>
          <text:p text:style-name="P12"><text:span text:style-name="T1">Dependencies:</text:span> This phase relies on the availability of the prepared labeled dataset from Phase 2 and sufficient computational resources (GPU access) for advanced models. A fallback plan (using simpler models like SVM) will be used if GPU access is a limiting factor.</text:p>
        </text:list-item>
      </text:list>
      <text:h text:style-name="P5" text:outline-level="5">Phase 4: Evaluation, UAT &amp; Deployment Plan (25–29 Aug)</text:h>
      <text:list text:style-name="L4">
        <text:list-item>
          <text:p text:style-name="P14"><text:span text:style-name="T1">Goal:</text:span> To finalize model performance, validate it with end-users, and create a clear plan for system deployment and integration.</text:p>
        </text:list-item>
        <text:list-item>
          <text:p text:style-name="P15">Tasks:</text:p>
          <text:list>
            <text:list-item>
              <text:p text:style-name="P14"><text:span text:style-name="T1">Day 15 (25 Aug):</text:span> Final evaluation of the selected model against all technical KPIs (e.g., accuracy, runtime).</text:p>
            </text:list-item>
            <text:list-item>
              <text:p text:style-name="P16"><text:span text:style-name="T1">Day 16 (26 Aug):</text:span> Conduct <text:span text:style-name="T1">User Acceptance Testing (UAT)</text:span> with legal SMEs to gather feedback on usability and trust, targeting ≥80% positive feedback.</text:p>
            </text:list-item>
            <text:list-item>
              <text:p text:style-name="P14"><text:span text:style-name="T1">Day 17-18 (27-28 Aug):</text:span> Prepare deployment artifacts (e.g., serialized model, API specifications) and create a formal integration plan for connecting the model to existing legal databases.</text:p>
            </text:list-item>
            <text:list-item>
              <text:p text:style-name="P14"><text:soft-page-break/><text:span text:style-name="T1">Day 19 (29 Aug):</text:span> Final project presentation to stakeholders and formal sign-off.</text:p>
            </text:list-item>
          </text:list>
        </text:list-item>
        <text:list-item>
          <text:p text:style-name="P14"><text:span text:style-name="T1">Resources:</text:span> ML engineer, DevOps/infra specialist, legal SME, and the project lead.</text:p>
        </text:list-item>
        <text:list-item>
          <text:p text:style-name="P14"><text:span text:style-name="T1">Dependencies:</text:span> This phase is contingent on the successful completion of the modeling phase and requires active participation from stakeholders for UAT and sign-off.</text:p>
        </text:list-item>
      </text:list>
      <text:h text:style-name="P2" text:outline-level="4">1.5.3. Risk Analysis &amp; Mitigation</text:h>
      <text:p text:style-name="Text_20_body">Several risks have been identified, and a contingency strategy is in place to ensure the project stays on track.</text:p>
      <text:list text:style-name="L5">
        <text:list-item>
          <text:p text:style-name="P17"><text:span text:style-name="T1">Data Access &amp; Quality:</text:span> The highest risk. A delay in securing data access or poor OCR quality could halt the project. The mitigation strategy is to <text:span text:style-name="T1">request data samples immediately</text:span> and work in parallel on public data to build a prototype.</text:p>
        </text:list-item>
        <text:list-item>
          <text:p text:style-name="P17"><text:span text:style-name="T1">Compute Availability (GPU):</text:span> A high risk for advanced models. The mitigation is to reserve cloud resources in advance and have a fallback to lighter models if needed.</text:p>
        </text:list-item>
        <text:list-item>
          <text:p text:style-name="P17"><text:span text:style-name="T1">Expert Availability:</text:span> The limited availability of legal SMEs is a medium risk. This will be managed by scheduling specific time blocks for them and using a targeted sampling approach for reviews instead of full-document checks.</text:p>
        </text:list-item>
        <text:list-item>
          <text:p text:style-name="P17"><text:span text:style-name="T1">Contingency Strategy:</text:span> A two-iteration buffer is built into the modeling phase. In case of significant delays or unmet targets, the project scope may be reduced (e.g., focusing on only the highest-priority topics) to ensure a successful outcome within the allotted timeline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6T23:33:58.663324400</meta:creation-date>
    <dc:date>2025-08-16T23:34:24.129143900</dc:date>
    <meta:editing-duration>PT27S</meta:editing-duration>
    <meta:editing-cycles>1</meta:editing-cycles>
    <meta:document-statistic meta:table-count="1" meta:image-count="0" meta:object-count="0" meta:page-count="3" meta:paragraph-count="61" meta:word-count="920" meta:character-count="5817" meta:non-whitespace-character-count="4993"/>
    <meta:generator>LibreOffice/25.2.5.2$Windows_X86_64 LibreOffice_project/03d19516eb2e1dd5d4ccd751a0d6f35f35e08022</meta:generator>
  </office:meta>
</office:document-meta>
</file>